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90000006222BCFBFD.png" manifest:media-type="image/png"/>
  <manifest:file-entry manifest:full-path="Pictures/10000201000002C8000000753C0D3B55.png" manifest:media-type="image/png"/>
  <manifest:file-entry manifest:full-path="Pictures/100002010000022900000062E2FF25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Arial Black1" svg:font-family="'Arial Black'"/>
    <style:font-face style:name="Courier New1" svg:font-family="'Courier New'"/>
    <style:font-face style:name="Times New Roman1" svg:font-family="'Times New Roman'"/>
    <style:font-face style:name="Wingdings1" svg:font-family="Wingdings"/>
    <style:font-face style:name="+mn-ea" svg:font-family="+mn-ea" style:font-pitch="variable"/>
    <style:font-face style:name="Arial" svg:font-family="Arial" style:font-pitch="variable"/>
    <style:font-face style:name="Arial Black" svg:font-family="'Arial Black'" style:font-pitch="variable"/>
    <style:font-face style:name="Courier New" svg:font-family="'Courier New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62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62cm" fo:padding-top="0cm" fo:padding-bottom="0cm" fo:padding-left="0cm" fo:padding-right="0cm" fo:wrap-option="wrap"/>
    </style:style>
    <style:style style:name="pr3" style:family="presentation" style:parent-style-name="Blank_20_Slide-notes">
      <style:graphic-properties draw:fill-color="#ffffff" fo:min-height="11.62cm"/>
    </style:style>
    <style:style style:name="pr4" style:family="presentation" style:parent-style-name="Title_20_Only-notes">
      <style:graphic-properties draw:fill-color="#ffffff" fo:min-height="11.62cm"/>
    </style:style>
    <style:style style:name="P1" style:family="paragraph">
      <style:paragraph-properties fo:margin-top="0cm" fo:margin-bottom="0cm" fo:line-height="8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text-align="start" style:font-independent-line-spacing="true"/>
      <style:text-properties fo:color="#000000"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text-align="start" style:font-independent-line-spacing="true"/>
      <style:text-properties fo:color="#000000" fo:font-size="36pt" style:font-size-asian="36pt" style:font-size-complex="36pt"/>
    </style:style>
    <style:style style:name="P7" style:family="paragraph">
      <style:paragraph-properties fo:margin-top="0cm" fo:margin-bottom="0cm" fo:line-height="100%" fo:text-align="center" style:font-independent-line-spacing="true"/>
      <style:text-properties fo:color="#000000" fo:font-size="18p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cm" fo:line-height="80%" fo:text-align="start"/>
    </style:style>
    <style:style style:name="P11" style:family="paragraph">
      <style:paragraph-properties fo:margin-top="0cm" fo:margin-bottom="0cm" fo:line-height="150%" fo:text-align="start"/>
    </style:style>
    <style:style style:name="P12" style:family="paragraph">
      <style:paragraph-properties fo:text-align="start" style:font-independent-line-spacing="true"/>
      <style:text-properties style:use-window-font-color="true" fo:font-size="18pt"/>
    </style:style>
    <style:style style:name="P13" style:family="paragraph">
      <style:paragraph-properties fo:margin-top="0cm" fo:margin-bottom="0cm" fo:line-height="90%" fo:text-align="start"/>
    </style:style>
    <style:style style:name="P14" style:family="paragraph">
      <style:paragraph-properties fo:margin-top="0cm" fo:margin-bottom="0cm" fo:line-height="200%" fo:text-align="start"/>
    </style:style>
    <style:style style:name="P15" style:family="paragraph">
      <style:paragraph-properties fo:margin-top="0cm" fo:margin-bottom="0cm" fo:line-height="90%"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affcd" style:text-line-through-style="none" style:text-line-through-type="none" style:text-position="0% 100%" style:font-name="Arial Black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 Black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5f5f5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5f5f5f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font-variant="normal" fo:text-transform="none" fo:color="#5f5f5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5f5f5f" style:text-line-through-style="none" style:text-line-through-type="none" style:text-position="0% 100%" style:font-name="Arial1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5f5f5f" style:text-line-through-style="none" style:text-line-through-type="none" style:text-position="0% 100%" style:font-name="Courier New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5f5f5f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5f5f5f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5f5f5f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Arial Black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5f5f5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5f5f5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5f5f5f" style:text-line-through-style="none" style:text-line-through-type="none" style:text-position="0% 100%" style:font-name="Wingding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5f5f5f" style:text-line-through-style="none" style:text-line-through-type="none" style:text-position="0% 100%" style:font-name="Arial Black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font-variant="normal" fo:text-transform="none" fo:color="#5f5f5f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5f5f5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5f5f5f" style:text-line-through-style="none" style:text-line-through-type="none" style:text-position="0% 100%" style:font-name="Arial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fo:font-variant="normal" fo:text-transform="none" fo:color="#5f5f5f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5f5f5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5f5f5f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variant="normal" fo:text-transform="none" fo:color="#5f5f5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">
        <style:list-level-properties text:min-label-width="0.6cm"/>
        <style:text-properties fo:font-family="StarSymbol" fo:color="#5f5f5f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min-label-width="0.6cm"/>
        <style:text-properties fo:font-family="StarSymbol" fo:color="#5f5f5f" fo:font-size="150%"/>
      </text:list-level-style-bullet>
      <text:list-level-style-bullet text:level="2" text:bullet-char="-">
        <style:list-level-properties text:space-before="0.6cm" text:min-label-width="0.6cm"/>
        <style:text-properties fo:font-family="StarSymbol" fo:color="#5f5f5f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">
        <style:list-level-properties text:min-label-width="0.6cm"/>
        <style:text-properties fo:font-family="StarSymbol" fo:color="#5f5f5f" fo:font-size="100%"/>
      </text:list-level-style-bullet>
      <text:list-level-style-bullet text:level="2" text:bullet-char="-">
        <style:list-level-properties text:space-before="0.6cm" text:min-label-width="0.6cm"/>
        <style:text-properties fo:font-family="StarSymbol" fo:color="#5f5f5f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f5f5f" fo:font-size="100%"/>
      </text:list-level-style-bullet>
      <text:list-level-style-number text:level="2" style:num-suffix="." style:num-format="1">
        <style:list-level-properties text:space-before="0.6cm" text:min-label-width="0.6cm"/>
        <style:text-properties fo:color="#5f5f5f" fo:font-size="9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5f5f5f" fo:font-size="100%"/>
      </text:list-level-style-bullet>
      <text:list-level-style-number text:level="2" style:num-suffix="." style:num-format="1">
        <style:list-level-properties text:space-before="0.6cm" text:min-label-width="0.6cm"/>
        <style:text-properties fo:color="#5f5f5f" fo:font-size="90%"/>
      </text:list-level-style-number>
      <text:list-level-style-number text:level="3" style:num-suffix="." style:num-format="1">
        <style:list-level-properties text:space-before="1.2cm" text:min-label-width="0.6cm"/>
        <style:text-properties fo:color="#5f5f5f" fo:font-size="6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">
        <style:list-level-properties text:min-label-width="0.6cm"/>
        <style:text-properties fo:font-family="StarSymbol" fo:color="#5f5f5f" fo:font-size="150%"/>
      </text:list-level-style-bullet>
      <text:list-level-style-bullet text:level="2" text:bullet-char="-">
        <style:list-level-properties text:space-before="0.6cm" text:min-label-width="0.6cm"/>
        <style:text-properties fo:font-family="StarSymbol" fo:color="#5f5f5f" fo:font-size="90%"/>
      </text:list-level-style-bullet>
      <text:list-level-style-bullet text:level="3" text:bullet-char="">
        <style:list-level-properties text:space-before="1.2cm" text:min-label-width="0.6cm"/>
        <style:text-properties fo:font-family="'Monotype Sorts'" style:font-charset="x-symbol" fo:color="#5f5f5f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">
        <style:list-level-properties text:min-label-width="0.6cm"/>
        <style:text-properties fo:font-family="StarSymbol" fo:color="#5f5f5f" fo:font-size="150%"/>
      </text:list-level-style-bullet>
      <text:list-level-style-number text:level="2" style:num-suffix="." style:num-format="1">
        <style:list-level-properties text:space-before="0.6cm" text:min-label-width="0.6cm"/>
        <style:text-properties fo:color="#5f5f5f" fo:font-size="9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">
        <style:list-level-properties text:min-label-width="0.6cm"/>
        <style:text-properties fo:font-family="StarSymbol" fo:color="#5f5f5f" fo:font-size="150%"/>
      </text:list-level-style-bullet>
      <text:list-level-style-number text:level="2" style:num-suffix="." style:num-format="1">
        <style:list-level-properties text:space-before="0.6cm" text:min-label-width="0.6cm"/>
        <style:text-properties fo:color="#5f5f5f" fo:font-size="90%"/>
      </text:list-level-style-number>
      <text:list-level-style-number text:level="3" style:num-suffix="." style:num-format="1">
        <style:list-level-properties text:space-before="1.2cm" text:min-label-width="0.6cm"/>
        <style:text-properties fo:color="#5f5f5f" fo:font-size="6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2.858cm" svg:height="4.02cm" svg:x="1.058cm" svg:y="10.372cm">
          <text:p text:style-name="P1"><text:span text:style-name="T1">Slide Set #3</text:span></text:p>
          <text:p text:style-name="P1"><text:span text:style-name="T1">Program Control Struc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588cm" svg:height="4.081cm" svg:x="1.905cm" svg:y="3.81cm">
          <text:p><text:span text:style-name="T2"/></text:p>
          <text:p text:style-name="P3"><text:span text:style-name="T2">COP 32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Basic Program Contro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2.435cm" svg:height="12.275cm" svg:x="1.905cm" svg:y="5.503cm">
          <text:list text:style-name="L2">
            <text:list-item>
              <text:p text:style-name="P5"><text:span text:style-name="T4">Most programming languages implement </text:span><text:span text:style-name="T5">sequential execution - </text:span><text:span text:style-name="T4">one statement after the other.</text:span></text:p>
            </text:list-item>
            <text:list-item>
              <text:p text:style-name="P5"><text:span text:style-name="T4">Unless told otherwise, the processor will execute statements in the program in this manner.</text:span></text:p>
            </text:list-item>
            <text:list-item>
              <text:p text:style-name="P5"><text:span text:style-name="T4">But … there are some instructions that redirect the execution to some other statement(s)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GOTO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5.503cm">
          <text:list text:style-name="L2">
            <text:list-item>
              <text:p text:style-name="P5"><text:span text:style-name="T4">Certain instructions permit shift of control away from the next statement to something else. </text:span></text:p>
            </text:list-item>
            <text:list-item>
              <text:p text:style-name="P5"><text:span text:style-name="T4">The first and most basic of these is the GOTO statement.</text:span></text:p>
            </text:list-item>
            <text:list-item>
              <text:p text:style-name="P5"><text:span text:style-name="T4">GOTO is a basic machine level instruction, 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but it’s use in high level languages s NOT desirable <text:s/></text:span></text:p>
                </text:list-item>
              </text:list>
            </text:list-item>
          </text:list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3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Basic Program Contro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5.503cm">
          <text:list text:style-name="L2">
            <text:list-item>
              <text:p text:style-name="P5"><text:span text:style-name="T4">Programs can be written without explicit GOTO statements by the programmer</text:span></text:p>
            </text:list-item>
            <text:list-item>
              <text:p text:style-name="P5"><text:span text:style-name="T4">The basic computational structures in High Level Languages are: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The Sequential Structure</text:span></text:p>
                </text:list-item>
                <text:list-item>
                  <text:p text:style-name="P5"><text:span text:style-name="T4">The Selection Structure</text:span></text:p>
                </text:list-item>
                <text:list-item>
                  <text:p text:style-name="P5"><text:span text:style-name="T4">The Repetition Structure</text:span></text:p>
                </text:list-item>
              </text:list>
            </text:list-item>
            <text:list-item>
              <text:p text:style-name="P5"><text:span text:style-name="T4">This is called </text:span><text:span text:style-name="T5">Structured Programm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draw:custom-shape draw:name="TextShape 1" draw:style-name="gr1" draw:text-style-name="P6" draw:layer="layout" svg:width="22.814cm" svg:height="3.314cm" svg:x="1.345cm" svg:y="0.882cm">
          <text:p text:style-name="P3"><text:span text:style-name="T3">The Sequentia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5.503cm">
          <text:list text:style-name="L2">
            <text:list-item>
              <text:p text:style-name="P5"><text:span text:style-name="T4">The sequential structure is the most basic structure in computer programming, and the basis of instruction sequences.</text:span></text:p>
            </text:list-item>
            <text:list-item>
              <text:p text:style-name="P5"><text:span text:style-name="T4">It is a block of code that is to be executed in order of appearance – execute the next statement after the one above</text:span></text:p>
            </text:list-item>
            <text:list-item>
              <text:p text:style-name="P5"><text:span text:style-name="T4">Unless told otherwise, the processor executes the next instruction in the instruction sequence.</text:span></text:p>
            </text:list-item>
          </text:list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Title_20_Only" presentation:presentation-page-layout-name="AL2T19">
        <draw:custom-shape draw:name="TextShape 1" draw:style-name="gr1" draw:text-style-name="P4" draw:layer="layout" svg:width="22.814cm" svg:height="3.314cm" svg:x="1.482cm" svg:y="9.102cm">
          <text:p text:style-name="P3"><text:span text:style-name="T3">The Selection (or Conditional)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6" presentation:class="page"/>
          <draw:frame presentation:style-name="pr4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333cm" svg:x="1.958cm" svg:y="4.205cm">
          <text:list text:style-name="L2">
            <text:list-item>
              <text:p text:style-name="P5"><text:span text:style-name="T4">Many times decisions are to be made depending on the answer to a question.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Called </text:span><text:span text:style-name="T5">Conditionals</text:span></text:p>
                </text:list-item>
              </text:list>
            </text:list-item>
            <text:list-item>
              <text:p text:style-name="P5"><text:span text:style-name="T4">We tend to use “rules”: If X is true, then Y is also true (or do something specific).</text:span></text:p>
              <text:list>
                <text:list-item>
                  <text:p text:style-name="P5"><text:span text:style-name="T4">Called </text:span><text:span text:style-name="T5">deductive logic</text:span></text:p>
                </text:list-item>
              </text:list>
            </text:list-item>
            <text:list-item>
              <text:p text:style-name="P5"><text:span text:style-name="T4">More complexly: If A and B are true, then C is true (or do something specific).</text:span></text:p>
            </text:list-item>
            <text:list-item>
              <text:p text:style-name="P5"><text:span text:style-name="T4">Equally complexly: If A or B are true, then F is true (ordo something specific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368cm" svg:x="1.958cm" svg:y="4.198cm">
          <text:list text:style-name="L2">
            <text:list-item>
              <text:p text:style-name="P5"><text:span text:style-name="T4">More specifically in the context of computer programming,</text:span></text:p>
            </text:list-item>
            <text:list-item>
              <text:p text:style-name="P5"><text:span text:style-name="T4">If A evaluates to True, 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then execute the following statement (or block of statements)</text:span></text:p>
                </text:list-item>
                <text:list-item>
                  <text:p text:style-name="P5"><text:span text:style-name="T4">Else execute another statement (or block of statements)</text:span></text:p>
                </text:list-item>
                <text:list-item>
                  <text:p text:style-name="P5"><text:span text:style-name="T4">Else, execute this statement (or block of statements), or don’t execute anything at all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8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4" draw:layer="layout" svg:width="22.814cm" svg:height="2.926cm" svg:x="1.345cm" svg:y="0.882cm">
          <text:p text:style-name="P3"><text:span text:style-name="T3">Th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936cm" svg:height="14.068cm" svg:x="1.345cm" svg:y="3.71cm">
          <text:p text:style-name="P3"><text:span text:style-name="T7">Three types of selection structures</text:span></text:p>
          <text:list text:style-name="L2">
            <text:list-item>
              <text:p text:style-name="P5"><text:span text:style-name="T4">The </text:span><text:span text:style-name="T8">if</text:span><text:span text:style-name="T4"> structure: executes a statement only if the condition is true. If not true, then skips that statement and continues: 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5">Also called single selection structure</text:span><text:span text:style-name="T4">.</text:span></text:p>
                </text:list-item>
              </text:list>
            </text:list-item>
            <text:list-item>
              <text:p text:style-name="P5"><text:span text:style-name="T4">The </text:span><text:span text:style-name="T8">if/else</text:span><text:span text:style-name="T4"> structure: executes a statement only if the condition is true; if not true, <text:s/>then it executes a different statement. </text:span></text:p>
              <text:list>
                <text:list-item>
                  <text:p text:style-name="P5"><text:span text:style-name="T5">This is called a double selection structure</text:span><text:span text:style-name="T4">.</text:span></text:p>
                </text:list-item>
              </text:list>
            </text:list-item>
          </text:list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58cm" svg:y="4.198cm">
          <text:list text:style-name="L2">
            <text:list-item>
              <text:p text:style-name="P5"><text:span text:style-name="T4">The </text:span><text:span text:style-name="T8">if/elseif/…/else </text:span><text:span text:style-name="T4">structure: <text:s/>executes a statement if the first condition is true; if not true, it evaluates a second (and third, and fourth …) condition. When the first of those is true, executes the corresponding statement. If none, then it will execute the else (which could be nothing) 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This is called the m</text:span><text:span text:style-name="T5">ultiple select. structure</text:span><text:span text:style-name="T4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10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58cm" svg:y="4.657cm">
          <text:list text:style-name="L2">
            <text:list-item>
              <text:p text:style-name="P5"><text:span text:style-name="T4">There is another multiple selection structure that does the same thing as the </text:span><text:span text:style-name="T8">if/elseif/…/else </text:span><text:span text:style-name="T4">structure in a more structured manner. <text:s/></text:span></text:p>
            </text:list-item>
            <text:list-item>
              <text:p text:style-name="P5"><text:span text:style-name="T4">The </text:span><text:span text:style-name="T8">switch</text:span><text:span text:style-name="T4"> structure: selects among several different actions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To be discussed later because it has a very different syntax</text:span></text:p>
                </text:list-item>
              </text:list>
            </text:list-item>
            <text:list-item>
              <text:p text:style-name="P5"><text:span text:style-name="T4">Now for syntax and exampl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11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7" draw:layer="layout" svg:width="22.814cm" svg:height="3.314cm" svg:x="1.345cm" svg:y="0.882cm">
          <text:p text:style-name="P3"><text:span text:style-name="T3">Th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8" draw:layer="layout" svg:width="21.588cm" svg:height="11.428cm" svg:x="1.958cm" svg:y="4.657cm">
          <text:list text:style-name="L2">
            <text:list-item>
              <text:p text:style-name="P5"><text:span text:style-name="T4">There is another multiple selection structure that does the same thing as the </text:span><text:span text:style-name="T8">if/elseif/…/else </text:span><text:span text:style-name="T4">structure in a more structured manner. <text:s/></text:span></text:p>
            </text:list-item>
            <text:list-item>
              <text:p text:style-name="P5"><text:span text:style-name="T4">The </text:span><text:span text:style-name="T8">switch</text:span><text:span text:style-name="T4"> structure: selects among several different actions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To be discussed later because it has a very different syntax</text:span></text:p>
                </text:list-item>
              </text:list>
            </text:list-item>
            <text:list-item>
              <text:p text:style-name="P5"><text:span text:style-name="T4">Now for syntax and exampl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12" presentation:class="page"/>
          <draw:frame presentation:style-name="pr3" draw:text-style-name="P9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ingl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063cm" svg:x="1.905cm" svg:y="4.445cm">
          <text:list text:style-name="L2">
            <text:list-item>
              <text:p text:style-name="P10"><text:span text:style-name="T4">Say we want certain code to be executed only if certain conditions are met</text:span></text:p>
            </text:list-item>
            <text:list-item>
              <text:p text:style-name="P10"><text:span text:style-name="T4">The general form is</text:span><text:span text:style-name="T9">:</text:span></text:p>
            </text:list-item>
          </text:list>
          <text:p text:style-name="P11"><text:span text:style-name="T10">if ( &lt;condition&gt; )</text:span></text:p>
          <text:p text:style-name="P10"><text:span text:style-name="T10">{</text:span></text:p>
          <text:p text:style-name="P10"><text:span text:style-name="T10"><text:tab/></text:span><text:span text:style-name="T10">&lt;code that is executed only if the condition is true&gt;</text:span></text:p>
          <text:p text:style-name="P10"><text:span text:style-name="T10">}</text:span></text:p>
          <text:p text:style-name="P10"><text:span text:style-name="T10">else</text:span></text:p>
          <text:p text:style-name="P10"><text:span text:style-name="T10">{</text:span></text:p>
          <text:p text:style-name="P10"><text:span text:style-name="T10"><text:tab/></text:span><text:span text:style-name="T10">&lt;code that is executed only if the condition is false&gt;</text:span></text:p>
          <text:p text:style-name="P10"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13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ingl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4.868cm">
          <text:p text:style-name="P5"><text:span text:style-name="T4">More formally, it has the following syntax:</text:span></text:p>
          <text:p text:style-name="P3"><text:span text:style-name="T8">if (test)</text:span></text:p>
          <text:p text:style-name="P3"><text:span text:style-name="T8"><text:tab/></text:span><text:span text:style-name="T8"><text:tab/></text:span><text:span text:style-name="T8">&lt;action&gt;;</text:span></text:p>
          <text:p text:style-name="P5"><text:span text:style-name="T4">If the action is more than one statement, then:</text:span></text:p>
          <text:p text:style-name="P3"><text:span text:style-name="T8">if (test){</text:span></text:p>
          <text:p text:style-name="P3"><text:span text:style-name="T8"><text:tab/></text:span><text:span text:style-name="T8"><text:tab/></text:span><text:span text:style-name="T8">&lt;action1&gt;; </text:span></text:p>
          <text:p text:style-name="P3"><text:span text:style-name="T8"><text:tab/></text:span><text:span text:style-name="T8"> <text:s text:c="5"/></text:span><text:span text:style-name="T8">&lt;action2&gt;; <text:s/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Blank_20_Slide">
        <draw:custom-shape draw:name="TextShape 1" draw:style-name="gr1" draw:text-style-name="P12" draw:layer="layout" svg:width="22.814cm" svg:height="3.314cm" svg:x="1.345cm" svg:y="0.882cm">
          <text:p text:style-name="P3"><text:span text:style-name="T12">Single Selection Structure-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368cm" svg:x="1.958cm" svg:y="4.198cm">
          <text:p text:style-name="P5"><text:span text:style-name="T4">The following is an example of the if structure:</text:span></text:p>
          <text:p text:style-name="P5"><text:span text:style-name="T4"><text:tab/></text:span><text:span text:style-name="T4"><text:tab/></text:span><text:span text:style-name="T4"><text:tab/></text:span><text:span text:style-name="T8">if (grade &gt;= 60)</text:span></text:p>
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printf(“Passed\n”);</text:span></text:p>
          <text:p text:style-name="P5"><text:span text:style-name="T8"><text:tab/></text:span><text:span text:style-name="T8"><text:tab/></text:span><text:span text:style-name="T8"><text:tab/></text:span><text:span text:style-name="T8">&lt;next statement&gt;;</text:span></text:p>
          <text:p text:style-name="P5"><text:span text:style-name="T4">Note that nothing is printed if the grade &lt; 60, as it goes to the </text:span><text:span text:style-name="T8">&lt;next statement&gt;, </text:span><text:span text:style-name="T4">whatever that may be.</text:span></text:p>
          <text:p text:style-name="P5"><text:span text:style-name="T4">Note also that there is no ; after the test statement, nor after the brack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hort-Circuit 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2.814cm" svg:height="14.603cm" svg:x="1.345cm" svg:y="3.81cm">
          <text:list text:style-name="L2">
            <text:list-item>
              <text:p text:style-name="P5"><text:span text:style-name="T13">Weird things happen when statements in the test condition are and'ed or or’ed</text:span></text:p>
            </text:list-item>
            <text:list-item>
              <text:p text:style-name="P5"><text:span text:style-name="T13">The Boolean operators &amp;&amp; and || use what is called the </text:span><text:span text:style-name="T14">Short-circuit Evaluation</text:span></text:p>
            </text:list-item>
            <text:list-item>
              <text:p text:style-name="P5"><text:span text:style-name="T13">This means that C only evaluates all individual expressions if it absolutely has to. <text:s/>For example, 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13">FALSE &amp;&amp; &lt;anything&gt; </text:span><text:span text:style-name="T15"></text:span><text:span text:style-name="T13"> false, </text:span></text:p>
                </text:list-item>
                <text:list-item>
                  <text:p text:style-name="P5"><text:span text:style-name="T13">TRUE || &lt;anything&gt;</text:span><text:span text:style-name="T15"></text:span><text:span text:style-name="T13"> true</text:span></text:p>
                </text:list-item>
              </text:list>
            </text:list-item>
            <text:list-item>
              <text:p text:style-name="P5"><text:span text:style-name="T13">so C won't evaluate the rest of the expressions when unnecessary</text:span></text:p>
              <text:list>
                <text:list-item>
                  <text:p text:style-name="P5"><text:span text:style-name="T13">C always evaluates the left-most side of &amp;&amp; and || first, and then continues only if essentia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16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hort-Circuit 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333cm" svg:x="1.958cm" svg:y="4.198cm">
          <text:list text:style-name="L2">
            <text:list-item>
              <text:p text:style-name="P5"><text:span text:style-name="T4">For example:</text:span></text:p>
            </text:list-item>
            <text:list-item>
              <text:p text:style-name="P5"><text:span text:style-name="T4">Let’s say </text:span></text:p>
            </text:list-item>
          </text:list>
          <text:p text:style-name="P5"><text:span text:style-name="T8">float a = 10.0;</text:span></text:p>
          <text:p text:style-name="P5"><text:span text:style-name="T8">float b = -10.0;</text:span></text:p>
          <text:list text:continue-numbering="true" text:style-name="L2">
            <text:list-item>
              <text:p text:style-name="P5"><text:span text:style-name="T8">if ( (a == 10.0) || (b &gt; 0.0) ) </text:span><text:span text:style-name="T8"><text:tab/></text:span><text:span text:style-name="T8">printf(“whatever”);</text:span></text:p>
            </text:list-item>
            <text:list-item>
              <text:p text:style-name="P5"><text:span text:style-name="T4">The program will never evaluate the </text:span><text:span text:style-name="T8">(b&gt;0.0)</text:span><text:span text:style-name="T4"> expression because </text:span><text:span text:style-name="T8">(a==10.0) </text:span><text:span text:style-name="T4">turns out to be true, making the compound expression true.</text:span></text:p>
            </text:list-item>
          </text:list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17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hort-Circuit 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58cm" svg:y="4.198cm">
          <text:list text:style-name="L2">
            <text:list-item>
              <text:p text:style-name="P5"><text:span text:style-name="T4">Likewise,:</text:span></text:p>
            </text:list-item>
          </text:list>
          <text:p text:style-name="P5"><text:span text:style-name="T8">float</text:span><text:span text:style-name="T4"> </text:span><text:span text:style-name="T8">a = 10.0;</text:span></text:p>
          <text:p text:style-name="P5"><text:span text:style-name="T8">float b <text:s/>= <text:s/>-10.0;</text:span></text:p>
          <text:list text:continue-numbering="true" text:style-name="L2">
            <text:list-item>
              <text:p text:style-name="P5"><text:span text:style-name="T8">if ( (a != 10.0) &amp;&amp; (b &gt; 0.0) ) </text:span><text:span text:style-name="T8"><text:tab/></text:span><text:span text:style-name="T8">printf(“whatever”);</text:span></text:p>
            </text:list-item>
            <text:list-item>
              <text:p text:style-name="P5"><text:span text:style-name="T4">The program will never evaluate the second expression because the first turns out to be false, making the entire expression false.</text:span></text:p>
            </text:list-item>
          </text:list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18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hort-Circuit 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4.391cm" svg:x="1.958cm" svg:y="3.81cm">
          <text:list text:style-name="L2">
            <text:list-item>
              <text:p text:style-name="P13"><text:span text:style-name="T4">A practical application of short-circuit evaluation is that you can ask questions that might cause a crash otherwise</text:span></text:p>
            </text:list-item>
            <text:list-item>
              <text:p text:style-name="P13"><text:span text:style-name="T4">Example:</text:span></text:p>
            </text:list-item>
          </text:list>
          <text:p text:style-name="P13"><text:span text:style-name="T8">int x;</text:span></text:p>
          <text:p text:style-name="P13"><text:span text:style-name="T10">if (15/x) </text:span></text:p>
          <text:list text:style-name="L4">
            <text:list-item>
              <text:list>
                <text:list-item>
                  <text:p text:style-name="P13"><text:span text:style-name="T13">is not safe because if x equals to 0, this will blow up and crash the program, ‘cause one cannot divide by 0.</text:span></text:p>
                </text:list-item>
              </text:list>
            </text:list-item>
          </text:list>
          <text:p text:style-name="P13"><text:span text:style-name="T10">if ( (x==0) || (15/x) ) </text:span></text:p>
          <text:list text:continue-numbering="true" text:style-name="L4">
            <text:list-item>
              <text:list>
                <text:list-item>
                  <text:p text:style-name="P13"><text:span text:style-name="T13">is safe, because if x is zero, then the || will come out true and it won't try to divide 15 by zero If x is not 0, it will go ahead and do 15/x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19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Doubl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58cm" svg:y="4.179cm">
          <text:list text:style-name="L2">
            <text:list-item>
              <text:p text:style-name="P5"><text:span text:style-name="T4">Allows the programmer to specify <text:s/>an alternative statement to execute if the test is not true. <text:s/>The syntax is:</text:span></text:p>
            </text:list-item>
          </text:list>
          <text:p text:style-name="P5"><text:span text:style-name="T4"><text:tab/></text:span><text:span text:style-name="T4"><text:tab/></text:span><text:span text:style-name="T8">if (test)</text:span></text:p>
          <text:p text:style-name="P5"><text:span text:style-name="T8"><text:tab/></text:span><text:span text:style-name="T8"><text:tab/></text:span><text:span text:style-name="T8"><text:tab/></text:span><text:span text:style-name="T8">&lt;statement&gt;;</text:span></text:p>
          <text:p text:style-name="P5"><text:span text:style-name="T8"><text:tab/></text:span><text:span text:style-name="T8"><text:tab/></text:span><text:span text:style-name="T8">else</text:span></text:p>
          <text:p text:style-name="P5"><text:span text:style-name="T8"><text:tab/></text:span><text:span text:style-name="T8"><text:tab/></text:span><text:span text:style-name="T8"><text:tab/></text:span><text:span text:style-name="T8">&lt;alternative statement&gt;;</text:span></text:p>
          <text:list text:continue-numbering="true" text:style-name="L2">
            <text:list-item>
              <text:p text:style-name="P5"><text:span text:style-name="T4">Note the location of the semicolons!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Doubl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698cm" svg:x="1.693cm" svg:y="4.27cm">
          <text:p text:style-name="P5"><text:span text:style-name="T4">If more than one statement comprises the action or alternative actions, then we can use a brace to group several statements.</text:span></text:p>
          <text:p text:style-name="P5"><text:span text:style-name="T8"><text:tab/></text:span><text:span text:style-name="T8"><text:tab/></text:span><text:span text:style-name="T8">if (test) <text:s/>{</text:span></text:p>
          <text:p text:style-name="P5"><text:span text:style-name="T8"><text:tab/></text:span><text:span text:style-name="T8"><text:tab/></text:span><text:span text:style-name="T8"><text:tab/></text:span><text:span text:style-name="T8">&lt;statement 1&gt;;</text:span></text:p>
          <text:p text:style-name="P5"><text:span text:style-name="T8"><text:tab/></text:span><text:span text:style-name="T8"><text:tab/></text:span><text:span text:style-name="T8"><text:tab/></text:span><text:span text:style-name="T8">&lt;statement 2&gt;; <text:s text:c="2"/>}</text:span></text:p>
          <text:p text:style-name="P5"><text:span text:style-name="T8"><text:tab/></text:span><text:span text:style-name="T8"><text:tab/></text:span><text:span text:style-name="T8">else <text:s/>{</text:span></text:p>
          <text:p text:style-name="P5"><text:span text:style-name="T8"><text:tab/></text:span><text:span text:style-name="T8"><text:tab/></text:span><text:span text:style-name="T8"><text:tab/></text:span><text:span text:style-name="T8">&lt;alt. statement1&gt;;</text:span></text:p>
          <text:p text:style-name="P5"><text:span text:style-name="T8"><text:tab/></text:span><text:span text:style-name="T8"><text:tab/></text:span><text:span text:style-name="T8"><text:tab/></text:span><text:span text:style-name="T8">&lt;alt. Statement2&gt;; <text:s/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Doubl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5.503cm">
          <text:p text:style-name="P5"><text:span text:style-name="T4">An example of the </text:span><text:span text:style-name="T8">IF-ELSE </text:span><text:span text:style-name="T4">structure is as follows:</text:span></text:p>
          <text:p text:style-name="P5"><text:span text:style-name="T4"><text:tab/></text:span><text:span text:style-name="T4"><text:tab/></text:span><text:span text:style-name="T8">if (grade &gt;= 60)</text:span></text:p>
          <text:p text:style-name="P5"><text:span text:style-name="T8"><text:tab/></text:span><text:span text:style-name="T8"><text:tab/></text:span><text:span text:style-name="T8"><text:tab/></text:span><text:span text:style-name="T8">printf(“Passed\n”);</text:span></text:p>
          <text:p text:style-name="P5"><text:span text:style-name="T8"><text:tab/></text:span><text:span text:style-name="T8"><text:tab/></text:span><text:span text:style-name="T8">else</text:span></text:p>
          <text:p text:style-name="P5"><text:span text:style-name="T8"><text:tab/></text:span><text:span text:style-name="T8"><text:tab/></text:span><text:span text:style-name="T8"><text:tab/></text:span><text:span text:style-name="T8">printf(“Failed\n”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Multipl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8cm" svg:height="12.698cm" svg:x="1.852cm" svg:y="4.198cm">
          <text:list text:style-name="L2">
            <text:list-item>
              <text:p text:style-name="P5"><text:span text:style-name="T4">IF-ELSE structures can be nested so as to perform other tests before another action is executed. <text:s/>The syntax is:</text:span></text:p>
            </text:list-item>
          </text:list>
          <text:p text:style-name="P5"><text:span text:style-name="T4"><text:tab/></text:span><text:span text:style-name="T4"><text:tab/></text:span><text:span text:style-name="T8">if (grade &gt;= 90)</text:span></text:p>
          <text:p text:style-name="P5"><text:span text:style-name="T4"><text:tab/></text:span><text:span text:style-name="T4"><text:tab/></text:span><text:span text:style-name="T4"><text:tab/></text:span><text:span text:style-name="T8">printf(“A\n”);</text:span></text:p>
          <text:p text:style-name="P5"><text:span text:style-name="T8"><text:tab/></text:span><text:span text:style-name="T8"><text:tab/></text:span><text:span text:style-name="T8">else if (grade &gt;= 80)</text:span></text:p>
          <text:p text:style-name="P5"><text:span text:style-name="T8"><text:tab/></text:span><text:span text:style-name="T8"><text:tab/></text:span><text:span text:style-name="T8"><text:tab/></text:span><text:span text:style-name="T8">printf(“B\n”);</text:span></text:p>
          <text:p text:style-name="P5"><text:span text:style-name="T8"><text:tab/></text:span><text:span text:style-name="T8"><text:tab/></text:span><text:span text:style-name="T8">else</text:span></text:p>
          <text:p text:style-name="P5"><text:span text:style-name="T8"><text:tab/></text:span><text:span text:style-name="T8"><text:tab/></text:span><text:span text:style-name="T8"><text:tab/></text:span><text:span text:style-name="T8">printf(“Failed\n”);</text:span></text:p>
          <text:list text:continue-numbering="true" text:style-name="L2">
            <text:list-item>
              <text:p text:style-name="P5"><text:span text:style-name="T16">Note the implicit shortcut here!!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16">(Explain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implified Conditiona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693cm" svg:y="4.231cm">
          <text:list text:style-name="L2">
            <text:list-item>
              <text:p text:style-name="P5"><text:span text:style-name="T4">The Single and Double selection structures have a simplified version. <text:s/></text:span></text:p>
            </text:list-item>
            <text:list-item>
              <text:p text:style-name="P5"><text:span text:style-name="T4">Its syntax is:</text:span></text:p>
            </text:list-item>
          </text:list>
          <text:p text:style-name="P11"><text:span text:style-name="T10">&lt;control expression&gt; ? &lt;then statement&gt;</text:span></text:p>
          <text:p text:style-name="P5"><text:span text:style-name="T10">: &lt;else statement&gt; </text:span></text:p>
          <text:p text:style-name="P11"><text:span text:style-name="T4">Example:</text:span></text:p>
          <text:p text:style-name="P3"><text:span text:style-name="T10">m&gt;0 ? m+5 : m*2;</text:span></text:p>
          <text:list text:continue-numbering="true" text:style-name="L2">
            <text:list-item>
              <text:p text:style-name="P14"><text:span text:style-name="T13">But like the GOTO … Do NOT use it in this class!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13">… </text:span><text:span text:style-name="T13">Ever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break</text:span><text:span text:style-name="T3">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693cm" svg:y="4.445cm">
          <text:list text:style-name="L2">
            <text:list-item>
              <text:p text:style-name="P5"><text:span text:style-name="T4">Before describing the </text:span><text:span text:style-name="T8">switch</text:span><text:span text:style-name="T4"> structure, we must define the </text:span><text:span text:style-name="T8">break</text:span><text:span text:style-name="T4"> statement</text:span></text:p>
            </text:list-item>
            <text:list-item>
              <text:p text:style-name="P5"><text:span text:style-name="T4">The </text:span><text:span text:style-name="T8">break</text:span><text:span text:style-name="T4"> statement is important in the definition of control structures. </text:span></text:p>
            </text:list-item>
            <text:list-item>
              <text:p text:style-name="P5"><text:span text:style-name="T4">When executed in a selection (and repetition also) control structure, causes an immediate exit from that structure, to the first statement after the structure.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By structure, it is meant block of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17">switch</text:span><text:span text:style-name="T3"> stat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693cm" svg:y="4.198cm">
          <text:list text:style-name="L2">
            <text:list-item>
              <text:p text:style-name="P13"><text:span text:style-name="T4">Sometimes you might want to write something along these lines:</text:span></text:p>
            </text:list-item>
          </text:list>
          <text:p text:style-name="P11"><text:span text:style-name="T11">if(x == 1) {</text:span></text:p>
          <text:p text:style-name="P13"><text:span text:style-name="T11"><text:tab/></text:span><text:span text:style-name="T11">&lt;statement 1&gt;;}</text:span></text:p>
          <text:p text:style-name="P13"><text:span text:style-name="T11">else if(x == 2) {</text:span></text:p>
          <text:p text:style-name="P13"><text:span text:style-name="T11"><text:tab/></text:span><text:span text:style-name="T11">&lt;statement 2&gt;; }</text:span></text:p>
          <text:p text:style-name="P13"><text:span text:style-name="T11">else if(x == 3) {</text:span></text:p>
          <text:p text:style-name="P13"><text:span text:style-name="T11"><text:tab/></text:span><text:span text:style-name="T11">&lt;statement3&gt;; }</text:span></text:p>
          <text:p text:style-name="P13"><text:span text:style-name="T11">else if (x == 4) </text:span></text:p>
          <text:p text:style-name="P13"><text:span text:style-name="T11">……</text:span><text:span text:style-name="T11">..</text:span></text:p>
          <text:p text:style-name="P13"><text:span text:style-name="T11">else {</text:span></text:p>
          <text:p text:style-name="P13"><text:span text:style-name="T11"><text:tab/></text:span><text:span text:style-name="T11">&lt;statement n&gt;; }</text:span></text:p>
          <text:p text:style-name="P13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26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TextShape 1" draw:style-name="gr1" draw:text-style-name="P4" draw:layer="layout" svg:width="22.814cm" svg:height="2.926cm" svg:x="1.345cm" svg:y="0.882cm">
          <text:p text:style-name="P3"><text:span text:style-name="T17">switch</text:span><text:span text:style-name="T3"> stat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4.18cm" svg:x="1.905cm" svg:y="4.233cm">
          <text:list text:style-name="L2">
            <text:list-item>
              <text:p text:style-name="P13"><text:span text:style-name="T10">Switch</text:span><text:span text:style-name="T13"> statements are for just that purpose</text:span></text:p>
            </text:list-item>
            <text:list-item>
              <text:p text:style-name="P13"><text:span text:style-name="T13">The equivalent switch statement would be</text:span></text:p>
            </text:list-item>
          </text:list>
          <text:p text:style-name="P11"><text:span text:style-name="T11">switch(controlling expression)</text:span></text:p>
          <text:p text:style-name="P13"><text:span text:style-name="T11">{</text:span></text:p>
          <text:p text:style-name="P13"><text:span text:style-name="T11"><text:tab/></text:span><text:span text:style-name="T11">case label_1:</text:span></text:p>
          <text:p text:style-name="P13"><text:span text:style-name="T11"><text:tab/></text:span><text:span text:style-name="T11"><text:tab/></text:span><text:span text:style-name="T11">&lt;statement 1&gt;;</text:span></text:p>
          <text:p text:style-name="P13"><text:span text:style-name="T11"><text:tab/></text:span><text:span text:style-name="T11"><text:tab/></text:span><text:span text:style-name="T11">break;</text:span></text:p>
          <text:p text:style-name="P13"><text:span text:style-name="T11"><text:tab/></text:span><text:span text:style-name="T11">case label_2:</text:span></text:p>
          <text:p text:style-name="P13"><text:span text:style-name="T11"><text:tab/></text:span><text:span text:style-name="T11"><text:tab/></text:span><text:span text:style-name="T11">&lt;statement 2&gt;;</text:span></text:p>
          <text:p text:style-name="P13"><text:span text:style-name="T11"><text:tab/></text:span><text:span text:style-name="T11"><text:tab/></text:span><text:span text:style-name="T11">break;</text:span></text:p>
          <text:p text:style-name="P13"><text:span text:style-name="T11"><text:tab/></text:span><text:span text:style-name="T11">case label_3:</text:span></text:p>
          <text:p text:style-name="P13"><text:span text:style-name="T11"><text:tab/></text:span><text:span text:style-name="T11"><text:tab/></text:span><text:span text:style-name="T11">…</text:span></text:p>
          <text:p text:style-name="P13"><text:span text:style-name="T11"><text:tab/></text:span><text:span text:style-name="T11">default:</text:span></text:p>
          <text:p text:style-name="P13"><text:span text:style-name="T11"><text:tab/></text:span><text:span text:style-name="T11"><text:tab/></text:span><text:span text:style-name="T11">&lt;statement n&gt;;</text:span></text:p>
          <text:p text:style-name="P13"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27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17">switch</text:span><text:span text:style-name="T3"> stat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486cm" svg:x="1.905cm" svg:y="4.445cm">
          <text:list text:style-name="L2">
            <text:list-item>
              <text:p text:style-name="P5"><text:span text:style-name="T13">The label placed after the keyword “case” represents the value returned by the control expression when it is evaluated.</text:span></text:p>
            </text:list-item>
            <text:list-item>
              <text:p text:style-name="P5"><text:span text:style-name="T13">If the control expression evaluates to the label, then if that is a match, the code (block) underneath up to the </text:span><text:span text:style-name="T10">break;</text:span><text:span text:style-name="T13"> statement is executed.</text:span></text:p>
            </text:list-item>
            <text:list-item>
              <text:p text:style-name="P5"><text:span text:style-name="T13">Note that it's important to have a </text:span><text:span text:style-name="T10">break</text:span><text:span text:style-name="T13"> at the end of each case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9">If you don't put the break, the execution will continue on into the next case</text:span></text:p>
                </text:list-item>
              </text:list>
            </text:list-item>
          </text:list>
          <text:p text:style-name="P5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28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17">switch</text:span><text:span text:style-name="T3"> statemen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5.503cm">
          <text:list text:style-name="L2">
            <text:list-item>
              <text:p text:style-name="P5"><text:span text:style-name="T4">Let’s write a simple program that uses the </text:span><text:span text:style-name="T8">switch </text:span><text:span text:style-name="T4">statement</text:span></text:p>
            </text:list-item>
            <text:list-item>
              <text:p text:style-name="P5"><text:span text:style-name="T4">Use a switch statement to take an </text:span><text:span text:style-name="T8">int</text:span><text:span text:style-name="T4"> and prints out the word equivalent of the integer, for numbers 1 through 3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29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ample Program with </text:span><text:span text:style-name="T17">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121cm" svg:x="1.905cm" svg:y="4.445cm">
          <text:p text:style-name="P5"><text:span text:style-name="T11">main() <text:s text:c="2"/></text:span></text:p>
          <text:p text:style-name="P5"><text:span text:style-name="T11">{</text:span></text:p>
          <text:p text:style-name="P5"><text:span text:style-name="T11"><text:tab/></text:span><text:span text:style-name="T11">int n = 2;</text:span></text:p>
          <text:p text:style-name="P5"><text:span text:style-name="T11"><text:tab/></text:span><text:span text:style-name="T11">switch (n) <text:s text:c="2"/>{</text:span></text:p>
          <text:p text:style-name="P5"><text:span text:style-name="T11"><text:tab/></text:span><text:span text:style-name="T11"><text:tab/></text:span><text:span text:style-name="T11">case 1:</text:span><text:span text:style-name="T11"><text:tab/></text:span><text:span text:style-name="T11">{</text:span></text:p>
          <text:p text:style-name="P5"><text:span text:style-name="T11"><text:tab/></text:span><text:span text:style-name="T11"><text:tab/></text:span><text:span text:style-name="T11"><text:tab/></text:span><text:span text:style-name="T11">printf(“one\n”);</text:span></text:p>
          <text:p text:style-name="P5"><text:span text:style-name="T11"><text:tab/></text:span><text:span text:style-name="T11"><text:tab/></text:span><text:span text:style-name="T11"><text:tab/></text:span><text:span text:style-name="T11">break; <text:s/>}</text:span></text:p>
          <text:p text:style-name="P5"><text:span text:style-name="T11"><text:tab/></text:span><text:span text:style-name="T11"><text:tab/></text:span><text:span text:style-name="T11">case 2:</text:span><text:span text:style-name="T11"><text:tab/></text:span><text:span text:style-name="T11">{</text:span></text:p>
          <text:p text:style-name="P5"><text:span text:style-name="T11"><text:tab/></text:span><text:span text:style-name="T11"><text:tab/></text:span><text:span text:style-name="T11"><text:tab/></text:span><text:span text:style-name="T11">printf(“two\n”);</text:span></text:p>
          <text:p text:style-name="P5"><text:span text:style-name="T11"><text:tab/></text:span><text:span text:style-name="T11"><text:tab/></text:span><text:span text:style-name="T11"><text:tab/></text:span><text:span text:style-name="T11">break; <text:s/>}</text:span></text:p>
          <text:p text:style-name="P5"><text:span text:style-name="T11"><text:tab/></text:span><text:span text:style-name="T11"><text:tab/></text:span><text:span text:style-name="T11">case 3:</text:span><text:span text:style-name="T11"><text:tab/></text:span><text:span text:style-name="T11">{</text:span></text:p>
          <text:p text:style-name="P5"><text:span text:style-name="T11"><text:tab/></text:span><text:span text:style-name="T11"><text:tab/></text:span><text:span text:style-name="T11"><text:tab/></text:span><text:span text:style-name="T11">printf(“three\n”);</text:span></text:p>
          <text:p text:style-name="P5"><text:span text:style-name="T11"><text:tab/></text:span><text:span text:style-name="T11"><text:tab/></text:span><text:span text:style-name="T11"><text:tab/></text:span><text:span text:style-name="T11">break;</text:span></text:p>
          <text:p text:style-name="P5"><text:span text:style-name="T11">}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30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Error I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5.503cm">
          <text:list text:style-name="L2">
            <text:list-item>
              <text:p text:style-name="P5"><text:span text:style-name="T4">What is wrong with the code in the program written before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31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32" draw:style-name="dp1" draw:master-page-name="Title_20_Only" presentation:presentation-page-layout-name="AL2T19">
        <draw:custom-shape draw:name="TextShape 1" draw:style-name="gr1" draw:text-style-name="P4" draw:layer="layout" svg:width="22.814cm" svg:height="3.314cm" svg:x="1.482cm" svg:y="9.102cm">
          <text:p text:style-name="P3"><text:span text:style-name="T3">Repetition Struc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32" presentation:class="page"/>
          <draw:frame presentation:style-name="pr4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Repeti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063cm" svg:x="2.117cm" svg:y="4.657cm">
          <text:list text:style-name="L2">
            <text:list-item>
              <text:p text:style-name="P5"><text:span text:style-name="T4">Sometimes we want to execute the same block of statements several times</text:span></text:p>
            </text:list-item>
            <text:list-item>
              <text:p text:style-name="P5"><text:span text:style-name="T4">Repetition structures permit an action to be repeated several times, as in a loop, either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as long as a specific condition is true (called </text:span><text:span text:style-name="T5">sentinel controlled</text:span><text:span text:style-name="T4">)</text:span></text:p>
                </text:list-item>
                <text:list-item>
                  <text:p text:style-name="P5"><text:span text:style-name="T4">for a fixed number of times (called </text:span><text:span text:style-name="T5">counter controlled</text:span><text:span text:style-name="T4">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4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Repeti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58cm" svg:y="4.276cm">
          <text:list text:style-name="L2">
            <text:list-item>
              <text:p text:style-name="P5"><text:span text:style-name="T4">There are three of them: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The </text:span><text:span text:style-name="T8">for</text:span><text:span text:style-name="T4"> loop: counter control (entry condition)</text:span></text:p>
                </text:list-item>
                <text:list-item>
                  <text:p text:style-name="P5"><text:span text:style-name="T4">The </text:span><text:span text:style-name="T8">while</text:span><text:span text:style-name="T4"> loop: sentinel control (entry condition)</text:span></text:p>
                </text:list-item>
                <text:list-item>
                  <text:p text:style-name="P5"><text:span text:style-name="T4">The </text:span><text:span text:style-name="T8">do/while</text:span><text:span text:style-name="T4"> loop: sentinel control (exit condition)</text:span></text:p>
                </text:list-item>
              </text:list>
            </text:list-item>
            <text:list-item>
              <text:p text:style-name="P5"><text:span text:style-name="T4">Let’s now discuss sentinel/counter control and entry/exit condition</text:span></text:p>
            </text:list-item>
          </text:list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5" draw:style-name="dp1" draw:master-page-name="Blank_20_Slide">
        <draw:custom-shape draw:name="TextShape 1" draw:style-name="gr1" draw:text-style-name="P4" draw:layer="layout" svg:width="22.814cm" svg:height="3.314cm" svg:x="1.604cm" svg:y="0.847cm">
          <text:p text:style-name="P3"><text:span text:style-name="T3">Stopping Crite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4.206cm" svg:x="1.905cm" svg:y="3.81cm">
          <text:list text:style-name="L2">
            <text:list-item>
              <text:p text:style-name="P5"><text:span text:style-name="T20">Sentinel control</text:span><text:span text:style-name="T13">: The stopping criteria is set for a sentinel variable and its value is checked at every iteration. When the value reaches that stopping criterion, the looping ends.</text:span></text:p>
            </text:list-item>
            <text:list-item>
              <text:p text:style-name="P5"><text:span text:style-name="T20">Counter control </text:span><text:span text:style-name="T13">means that a variable is set that counts the number of loops. When the count reaches a pre-set number, the loop exits.</text:span></text:p>
            </text:list-item>
            <text:list-item>
              <text:p text:style-name="P5"><text:span text:style-name="T20">Entry condition </text:span><text:span text:style-name="T13">is that the stopping criteria is checked at the start of the loop. If the criterion is met, the loop is not executed.</text:span></text:p>
            </text:list-item>
            <text:list-item>
              <text:p text:style-name="P5"><text:span text:style-name="T13"><text:s/></text:span><text:span text:style-name="T13">Exit condition means that the stopping criterion is checked after the loop statements are executed. Guaranteed to run at least o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35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break</text:span><text:span text:style-name="T3">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693cm" svg:y="4.445cm">
          <text:list text:style-name="L2">
            <text:list-item>
              <text:p text:style-name="P5"><text:span text:style-name="T4">The </text:span><text:span text:style-name="T8">break</text:span><text:span text:style-name="T4"> statement is also important in the definition of repetition structures. </text:span></text:p>
            </text:list-item>
            <text:list-item>
              <text:p text:style-name="P5"><text:span text:style-name="T4">When executed in a repetition control structure, causes an immediate exit from that repetition structure, to the first statement after the structure.</text:span></text:p>
            </text:list-item>
            <text:list-item>
              <text:p text:style-name="P5"><text:span text:style-name="T4">It is important for use in some of the repetition structur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7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continue</text:span><text:span text:style-name="T3">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693cm" svg:y="4.198cm">
          <text:list text:style-name="L2">
            <text:list-item>
              <text:p text:style-name="P5"><text:span text:style-name="T4">Like the </text:span><text:span text:style-name="T8">break</text:span><text:span text:style-name="T4">, the </text:span><text:span text:style-name="T8">continue</text:span><text:span text:style-name="T4"> statement affects the execution of repetition structures.</text:span></text:p>
            </text:list-item>
            <text:list-item>
              <text:p text:style-name="P5"><text:span text:style-name="T4">Causes the processor to skip the remaining statements in the loop body, but goes on to the next iteration.</text:span></text:p>
            </text:list-item>
            <text:list-item>
              <text:p text:style-name="P5"><text:span text:style-name="T4">Typically associated with a selection structure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Blank_20_Slide">
        <draw:custom-shape draw:name="TextShape 1" draw:style-name="gr1" draw:text-style-name="P4" draw:layer="layout" svg:width="21.588cm" svg:height="3.173cm" svg:x="1.905cm" svg:y="1.27cm">
          <text:p text:style-name="P3"><text:span text:style-name="T3">The </text:span><text:span text:style-name="T17">continue</text:span><text:span text:style-name="T3">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8cm" svg:height="13.545cm" svg:x="1.905cm" svg:y="4.445cm">
          <text:list text:style-name="L2">
            <text:list-item>
              <text:p text:style-name="P5"><text:span text:style-name="T4">In the </text:span><text:span text:style-name="T8">for</text:span><text:span text:style-name="T4"> loop, </text:span><text:span text:style-name="T8">continue;</text:span><text:span text:style-name="T4"> causes the increment expression to be executed and the loop continuation test is evaluated thereafter.</text:span></text:p>
            </text:list-item>
            <text:list-item>
              <text:p text:style-name="P5"><text:span text:style-name="T4">In the </text:span><text:span text:style-name="T8">while</text:span><text:span text:style-name="T4"> loop, the loop continuation test is evaluated immediately after the </text:span><text:span text:style-name="T8">continue</text:span><text:span text:style-name="T4"> statement.</text:span></text:p>
            </text:list-item>
            <text:list-item>
              <text:p text:style-name="P5"><text:span text:style-name="T4">In the do/while loop, the loop continuation test is evaluated immediately after the </text:span><text:span text:style-name="T8">continue</text:span><text:span text:style-name="T4"> statem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9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for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486cm" svg:x="1.905cm" svg:y="4.868cm">
          <text:list text:style-name="L2">
            <text:list-item>
              <text:p text:style-name="P5"><text:span text:style-name="T4">The most common loop structure in C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It is counter controlled. <text:s/></text:span></text:p>
                </text:list-item>
              </text:list>
            </text:list-item>
            <text:list-item>
              <text:p text:style-name="P5"><text:span text:style-name="T4">Very prescriptive and formalized</text:span></text:p>
            </text:list-item>
            <text:list-item>
              <text:p text:style-name="P5"><text:span text:style-name="T4">Requires control variable to be defined.</text:span></text:p>
            </text:list-item>
            <text:list-item>
              <text:p text:style-name="P5"><text:span text:style-name="T4">Handles details of running the loop automatically.</text:span></text:p>
            </text:list-item>
            <text:list-item>
              <text:p text:style-name="P5"><text:span text:style-name="T4">Carries out the loop continuation test immediately after the counter is incremented (at top of loop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Blank_20_Slide">
        <draw:custom-shape draw:name="TextShape 1" draw:style-name="gr1" draw:text-style-name="P4" draw:layer="layout" svg:width="22.814cm" svg:height="2.503cm" svg:x="1.345cm" svg:y="0.882cm">
          <text:p text:style-name="P3"><text:span text:style-name="T17">for</text:span><text:span text:style-name="T3"> lo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333cm" svg:x="1.905cm" svg:y="3.598cm">
          <text:p text:style-name="P13"><text:span text:style-name="T11">for(&lt;init&gt;; &lt;condition&gt;; &lt;increment&gt;)</text:span></text:p>
          <text:p text:style-name="P13"><text:span text:style-name="T11">{</text:span></text:p>
          <text:p text:style-name="P13"><text:span text:style-name="T11"><text:tab/></text:span><text:span text:style-name="T11">&lt;statements&gt;;</text:span></text:p>
          <text:p text:style-name="P13"><text:span text:style-name="T11">}</text:span></text:p>
          <text:p text:style-name="P13"><text:span text:style-name="T13">For loops work like so:</text:span></text:p>
          <text:list text:style-name="L5">
            <text:list-item>
              <text:list>
                <text:list-item>
                  <text:p text:style-name="P13"><text:span text:style-name="T13">Executes the init statement</text:span></text:p>
                </text:list-item>
                <text:list-item>
                  <text:p text:style-name="P13"><text:span text:style-name="T13">Evaluate the condition. If it's false, exit the loop, 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3"><text:span text:style-name="T13">otherwise go on to step 3</text:span></text:p>
                    </text:list-item>
                  </text:list>
                </text:list-item>
                <text:list-item>
                  <text:p text:style-name="P13"><text:span text:style-name="T13">Execute the statements inside the loop</text:span></text:p>
                </text:list-item>
                <text:list-item>
                  <text:p text:style-name="P13"><text:span text:style-name="T13">Execute the increment statements</text:span></text:p>
                </text:list-item>
                <text:list-item>
                  <text:p text:style-name="P13"><text:span text:style-name="T13">Go back to step 2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40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41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for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698cm" svg:x="1.958cm" svg:y="3.98cm">
          <text:list text:style-name="L2">
            <text:list-item>
              <text:p text:style-name="P5"><text:span text:style-name="T4">Requires the following information: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Name of the counter variable</text:span></text:p>
                </text:list-item>
                <text:list-item>
                  <text:p text:style-name="P5"><text:span text:style-name="T4">Initial value of counter variable</text:span></text:p>
                </text:list-item>
                <text:list-item>
                  <text:p text:style-name="P5"><text:span text:style-name="T4">Increment or decrement of the counter</text:span></text:p>
                </text:list-item>
                <text:list-item>
                  <text:p text:style-name="P5"><text:span text:style-name="T4">Final value of the counter variable. <text:s/>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5"><text:span text:style-name="T4">Defines exit conditions. <text:s/></text:span></text:p>
                    </text:list-item>
                    <text:list-item>
                      <text:p text:style-name="P5"><text:span text:style-name="T4">Continues as long as test is true.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4">Programmer must ensure that the control variable will converge to the final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2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Infinite Lo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58cm" svg:y="3.81cm">
          <text:list text:style-name="L2">
            <text:list-item>
              <text:p text:style-name="P5"><text:span text:style-name="T4">One of the most hateful bugs in computer programs.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Truly hateful</text:span></text:p>
                </text:list-item>
              </text:list>
            </text:list-item>
            <text:list-item>
              <text:p text:style-name="P5"><text:span text:style-name="T4">Causes computation to continue forever because end condition is never reached</text:span></text:p>
            </text:list-item>
            <text:list-item>
              <text:p text:style-name="P5"><text:span text:style-name="T4">The program won’t crash unless it runs out of memory</text:span></text:p>
            </text:list-item>
            <text:list-item>
              <text:p text:style-name="P5"><text:span text:style-name="T4">It will just go on and on and on and …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42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43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for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4.445cm">
          <text:p text:style-name="P5"><text:span text:style-name="T4">More formally, the syntax for the for loop is as follows:</text:span></text:p>
          <text:p text:style-name="P5"><text:span text:style-name="T6"/></text:p>
          <text:p text:style-name="P5"><text:span text:style-name="T8">for (&lt;ctrl var&gt; = &lt;init val&gt;; </text:span></text:p>
          <text:p text:style-name="P5"><text:span text:style-name="T8"><text:tab/></text:span><text:span text:style-name="T8"><text:tab/></text:span><text:span text:style-name="T8"> </text:span><text:span text:style-name="T8">&lt;ctrl var&gt; is different from &lt;final value&gt;</text:span></text:p>
          <text:p text:style-name="P5"><text:span text:style-name="T8"><text:tab/></text:span><text:span text:style-name="T8"><text:tab/></text:span><text:span text:style-name="T8"> </text:span><text:span text:style-name="T8">&lt;incrementation def&gt;) {</text:span></text:p>
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&lt;body of loop&gt;;</text:span></text:p>
          <text:p text:style-name="P5"><text:span text:style-name="T8"><text:tab/></text:span><text:span text:style-name="T8"><text:tab/></text:span><text:span text:style-name="T8"><text:tab/></text:span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Blank_20_Slide">
        <draw:custom-shape draw:name="TextShape 1" draw:style-name="gr1" draw:text-style-name="P4" draw:layer="layout" svg:width="22.814cm" svg:height="2.926cm" svg:x="1.345cm" svg:y="0.882cm">
          <text:p text:style-name="P3"><text:span text:style-name="T3">The </text:span><text:span text:style-name="T17">for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333cm" svg:x="1.958cm" svg:y="3.81cm">
          <text:list text:style-name="L2">
            <text:list-item>
              <text:p text:style-name="P5"><text:span text:style-name="T4">Final value and the increment can be <text:s/>mathematical expressions.</text:span></text:p>
            </text:list-item>
            <text:list-item>
              <text:p text:style-name="P5"><text:span text:style-name="T4">The “increment” can be negative – (a decrement).</text:span></text:p>
            </text:list-item>
            <text:list-item>
              <text:p text:style-name="P5"><text:span text:style-name="T4">If loop continuation condition is initially false, body will never be executed.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Entry test</text:span></text:p>
                </text:list-item>
              </text:list>
            </text:list-item>
            <text:list-item>
              <text:p text:style-name="P5"><text:span text:style-name="T4">Counter variable does not normally used in body of loop, but can be, </text:span></text:p>
              <text:list>
                <text:list-item>
                  <text:p text:style-name="P5"><text:span text:style-name="T4">such as for arrays (later)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5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horthand Ass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58cm" svg:y="4.198cm">
          <text:list text:style-name="L2">
            <text:list-item>
              <text:p text:style-name="P5"><text:span text:style-name="T13">Statements of the form: </text:span></text:p>
            </text:list-item>
          </text:list>
          <text:p text:style-name="P5"><text:span text:style-name="T10"><text:tab/></text:span><text:span text:style-name="T10">x = x &lt;operator&gt; &lt;number&gt;</text:span><text:span text:style-name="T13"> </text:span></text:p>
          <text:p text:style-name="P5"><text:span text:style-name="T13"><text:tab/></text:span><text:span text:style-name="T13">are so common that we have special notation:</text:span></text:p>
          <text:p text:style-name="P5"><text:span text:style-name="T13"><text:tab/></text:span><text:span text:style-name="T13"><text:tab/></text:span><text:span text:style-name="T10">x &lt;operator&gt;= &lt;number&gt;</text:span></text:p>
          <text:list text:continue-numbering="true" text:style-name="L2">
            <text:list-item>
              <text:p text:style-name="P5"><text:span text:style-name="T13">Examples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10">x += 5;</text:span><text:span text:style-name="T13"> means </text:span><text:span text:style-name="T10">x = x + 5;</text:span></text:p>
                </text:list-item>
                <text:list-item>
                  <text:p text:style-name="P5"><text:span text:style-name="T10">y *= 3;</text:span><text:span text:style-name="T13"> means </text:span><text:span text:style-name="T10">y = y * 3;</text:span></text:p>
                </text:list-item>
                <text:list-item>
                  <text:p text:style-name="P5"><text:span text:style-name="T10">z -= 1;</text:span><text:span text:style-name="T13"> means </text:span><text:span text:style-name="T10">z = z – 1; </text:span><text:span text:style-name="T13">or </text:span><text:span text:style-name="T10">z--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45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46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For Loop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4.215cm" svg:x="1.958cm" svg:y="4.198cm">
          <text:p text:style-name="P3"><text:span text:style-name="T4">Example:</text:span></text:p>
          <text:p text:style-name="P5"><text:span text:style-name="T4">Say we want to add all numbers between 0 and 100. Our simple program is as such:</text:span></text:p>
          <text:p text:style-name="P11"><text:span text:style-name="T8">int main()</text:span></text:p>
          <text:p text:style-name="P5"><text:span text:style-name="T8">{</text:span></text:p>
          <text:p text:style-name="P5"><text:span text:style-name="T8"><text:tab/></text:span><text:span text:style-name="T8"><text:tab/></text:span><text:span text:style-name="T8">int sum = 0, n;</text:span></text:p>
          <text:p text:style-name="P5"><text:span text:style-name="T8"><text:tab/></text:span><text:span text:style-name="T8"><text:tab/></text:span><text:span text:style-name="T8">for (n=0; n&lt;=100; n++)</text:span></text:p>
          <text:p text:style-name="P5"><text:span text:style-name="T8"><text:tab/></text:span><text:span text:style-name="T8"><text:tab/></text:span><text:span text:style-name="T8"><text:tab/></text:span><text:span text:style-name="T8">sum = sum + n;</text:span></text:p>
          <text:p text:style-name="P5"><text:span text:style-name="T8"><text:tab/></text:span><text:span text:style-name="T8"><text:tab/></text:span><text:span text:style-name="T8">printf(“Total = %d”, sum);</text:span></text:p>
          <text:p text:style-name="P5"><text:span text:style-name="T8"><text:tab/></text:span><text:span text:style-name="T8"><text:tab/></text:span><text:span text:style-name="T8">return 0;</text:span><text:span text:style-name="T8"><text:tab/></text:span></text:p>
          <text:p text:style-name="P5"><text:span text:style-name="T8">}</text:span></text:p>
          <text:p text:style-name="P5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46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47" draw:style-name="dp1" draw:master-page-name="Blank_20_Slide">
        <draw:custom-shape draw:name="TextShape 1" draw:style-name="gr1" draw:text-style-name="P4" draw:layer="layout" svg:width="21.588cm" svg:height="3.173cm" svg:x="1.905cm" svg:y="1.27cm">
          <text:p text:style-name="P3"><text:span text:style-name="T3">The </text:span><text:span text:style-name="T17">for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698cm" svg:x="1.856cm" svg:y="4.533cm">
          <text:p text:style-name="P3"><text:span text:style-name="T4">Example: What if I want to increment by 2?</text:span></text:p>
          <text:p text:style-name="P11"><text:span text:style-name="T8">int main()</text:span></text:p>
          <text:p text:style-name="P5"><text:span text:style-name="T8">{</text:span></text:p>
          <text:p text:style-name="P5"><text:span text:style-name="T8"><text:tab/></text:span><text:span text:style-name="T8">int sum = 0, n;</text:span></text:p>
          <text:p text:style-name="P5"><text:span text:style-name="T8"><text:tab/></text:span><text:span text:style-name="T8">for (n=0; n&lt;=100; n+=2)</text:span></text:p>
          <text:p text:style-name="P5"><text:span text:style-name="T8"><text:tab/></text:span><text:span text:style-name="T8"><text:tab/></text:span><text:span text:style-name="T8">sum = sum + n;</text:span></text:p>
          <text:p text:style-name="P5"><text:span text:style-name="T8"><text:tab/></text:span><text:span text:style-name="T8">printf(“Sum = %d”, sum);</text:span></text:p>
          <text:p text:style-name="P5"><text:span text:style-name="T8"><text:tab/></text:span><text:span text:style-name="T8">return 0;</text:span><text:span text:style-name="T8"><text:tab/></text:span></text:p>
          <text:p text:style-name="P5"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8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while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4.445cm">
          <text:list text:style-name="L2">
            <text:list-item>
              <text:p text:style-name="P5"><text:span text:style-name="T4">Much less structured than the </text:span><text:span text:style-name="T8">for</text:span><text:span text:style-name="T4"> loop.</text:span></text:p>
            </text:list-item>
            <text:list-item>
              <text:p text:style-name="P5"><text:span text:style-name="T4">Specifies action to be repeated as long as a specific condition remains true.</text:span></text:p>
            </text:list-item>
            <text:list-item>
              <text:p text:style-name="P5"><text:span text:style-name="T4">The loop continuation condition is “bult-in”, but variable initialization and updating has to be explicitly programmed.</text:span></text:p>
            </text:list-item>
            <text:list-item>
              <text:p text:style-name="P5"><text:span text:style-name="T4">Checks for loop continuation at the beginning of the loop bod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9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while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4.657cm">
          <text:list text:style-name="L2">
            <text:list-item>
              <text:p text:style-name="P5"><text:span text:style-name="T4">Basically a sentinel controlled loop, but can also be used as counter controlled.</text:span></text:p>
            </text:list-item>
            <text:list-item>
              <text:p text:style-name="P5"><text:span text:style-name="T4">Can be used in place of the </text:span><text:span text:style-name="T8">for</text:span><text:span text:style-name="T4"> loop in most cases, but no real reason to do so.</text:span></text:p>
            </text:list-item>
            <text:list-item>
              <text:p text:style-name="P5"><text:span text:style-name="T4">One exception is when a </text:span><text:span text:style-name="T8">continue</text:span><text:span text:style-name="T4"> is used and the increment/decrement expression is placed </text:span><text:span text:style-name="T7">after</text:span><text:span text:style-name="T4"> the </text:span><text:span text:style-name="T8">continue</text:span><text:span text:style-name="T4"> statement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Could be trouble. Unless that is really what you want to do</text:span></text:p>
                </text:list-item>
              </text:list>
            </text:list-item>
          </text:list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0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while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2.254cm" svg:height="11.851cm" svg:x="1.905cm" svg:y="4.868cm">
          <text:p text:style-name="P5"><text:span text:style-name="T4">More formally, the syntax is as follows:</text:span></text:p>
          <text:p text:style-name="P11"><text:span text:style-name="T10">cont_var = &lt;initial val&gt;;</text:span></text:p>
          <text:p text:style-name="P5"><text:span text:style-name="T10">while (loop continuation test on cont_var)</text:span></text:p>
          <text:p text:style-name="P5"><text:span text:style-name="T10"><text:tab/></text:span><text:span text:style-name="T10">{</text:span></text:p>
          <text:p text:style-name="P5"><text:span text:style-name="T10"><text:tab/></text:span><text:span text:style-name="T10"><text:tab/></text:span><text:span text:style-name="T10">&lt;statement1&gt;;</text:span></text:p>
          <text:p text:style-name="P5"><text:span text:style-name="T10"><text:tab/></text:span><text:span text:style-name="T10"><text:tab/></text:span><text:span text:style-name="T10">&lt;statement 2&gt;;</text:span></text:p>
          <text:p text:style-name="P5"><text:span text:style-name="T10"><text:tab/></text:span><text:span text:style-name="T10"><text:tab/></text:span><text:span text:style-name="T10">&lt;statement 3&gt;;</text:span></text:p>
          <text:p text:style-name="P5"><text:span text:style-name="T10"><text:tab/></text:span><text:span text:style-name="T10"><text:tab/></text:span><text:span text:style-name="T10">&lt;update cont_var somehow&gt;;</text:span></text:p>
          <text:p text:style-name="P5"><text:span text:style-name="T10"><text:tab/></text:span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1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while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4.34cm" svg:height="11.428cm" svg:x="0.582cm" svg:y="4.198cm">
          <text:p text:style-name="P5"><text:span text:style-name="T4">Example:</text:span></text:p>
          <text:p text:style-name="P5"><text:span text:style-name="T6"/></text:p>
          <text:p text:style-name="P5"><text:span text:style-name="T8"><text:tab/></text:span><text:span text:style-name="T10">int product = 2;</text:span></text:p>
          <text:p text:style-name="P5"><text:span text:style-name="T10"><text:tab/></text:span><text:span text:style-name="T10">while (product &lt;= 1000) </text:span></text:p>
          <text:p text:style-name="P5"><text:span text:style-name="T10"><text:tab/></text:span><text:span text:style-name="T10"><text:tab/></text:span><text:span text:style-name="T10"><text:tab/></text:span><text:span text:style-name="T10">{</text:span></text:p>
          <text:p text:style-name="P5"><text:span text:style-name="T10"><text:tab/></text:span><text:span text:style-name="T10"><text:tab/></text:span><text:span text:style-name="T10"><text:tab/></text:span><text:span text:style-name="T10">product = 2*product;</text:span></text:p>
          <text:p text:style-name="P5"><text:span text:style-name="T10"><text:tab/></text:span><text:span text:style-name="T10"><text:tab/></text:span><text:span text:style-name="T10"><text:tab/></text:span><text:span text:style-name="T10">printf(“whatever …&gt; %d”, product);</text:span></text:p>
          <text:p text:style-name="P5"><text:span text:style-name="T10"><text:tab/></text:span><text:span text:style-name="T10"><text:tab/></text:span><text:span text:style-name="T10"><text:tab/></text:span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2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Lo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968cm" svg:x="1.905cm" svg:y="4.022cm">
          <text:list text:style-name="L2">
            <text:list-item>
              <text:p text:style-name="P5"><text:span text:style-name="T10">For</text:span><text:span text:style-name="T13"> loops and </text:span><text:span text:style-name="T10">while</text:span><text:span text:style-name="T13"> loops are equivalent</text:span></text:p>
            </text:list-item>
          </text:list>
          <text:p text:style-name="P5"><text:span text:style-name="T22"/></text:p>
          <text:p text:style-name="P5"><text:span text:style-name="T11">for(&lt;init&gt;; &lt;continuing condition&gt;; &lt;increment&gt;) {</text:span></text:p>
          <text:p text:style-name="P5"><text:span text:style-name="T11"><text:tab/></text:span><text:span text:style-name="T11">&lt;statement&gt;;</text:span></text:p>
          <text:p text:style-name="P5"><text:span text:style-name="T11"><text:tab/></text:span><text:span text:style-name="T11">}</text:span></text:p>
          <text:p text:style-name="P5"><text:span text:style-name="T18"/></text:p>
          <text:p text:style-name="P5"><text:span text:style-name="T4">Is the same as:</text:span></text:p>
          <text:p text:style-name="P5"><text:span text:style-name="T6"/></text:p>
          <text:p text:style-name="P5"><text:span text:style-name="T11">&lt;init&gt;;</text:span></text:p>
          <text:p text:style-name="P5"><text:span text:style-name="T11">while(&lt;end condition&gt;) {</text:span></text:p>
          <text:p text:style-name="P5"><text:span text:style-name="T11"><text:tab/></text:span><text:span text:style-name="T11">&lt;statement&gt;;</text:span></text:p>
          <text:p text:style-name="P5"><text:span text:style-name="T11"><text:tab/></text:span><text:span text:style-name="T11">&lt;increment&gt;;</text:span></text:p>
          <text:p text:style-name="P5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52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53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do/while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5.503cm">
          <text:list text:style-name="L2">
            <text:list-item>
              <text:p text:style-name="P5"><text:span text:style-name="T4">Same as the </text:span><text:span text:style-name="T8">while</text:span><text:span text:style-name="T4"> loop, with the exception that the loop continuation test is done </text:span><text:span text:style-name="T7">after</text:span><text:span text:style-name="T4"> the body of the loop has been executed.</text:span></text:p>
            </text:list-item>
            <text:list-item>
              <text:p text:style-name="P5"><text:span text:style-name="T4">Thus, the body of the </text:span><text:span text:style-name="T8">do/while</text:span><text:span text:style-name="T4"> loop is guaranteed to be executed at least once.</text:span></text:p>
            </text:list-item>
            <text:list-item>
              <text:p text:style-name="P5"><text:span text:style-name="T4">Braces not required if only one statement, but typically used anyway for clarit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4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Do-while lo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275cm" svg:x="1.905cm" svg:y="4.445cm">
          <text:list text:style-name="L2">
            <text:list-item>
              <text:p text:style-name="P5"><text:span text:style-name="T13">The format of a do-while loop is:</text:span></text:p>
            </text:list-item>
          </text:list>
          <text:p text:style-name="P5"><text:span text:style-name="T10"><text:tab/></text:span><text:span text:style-name="T10">do</text:span></text:p>
          <text:p text:style-name="P5"><text:span text:style-name="T10"><text:tab/></text:span><text:span text:style-name="T10">{</text:span></text:p>
          <text:p text:style-name="P5"><text:span text:style-name="T10"><text:tab/></text:span><text:span text:style-name="T10"><text:tab/></text:span><text:span text:style-name="T10">&lt;statements&gt;</text:span></text:p>
          <text:p text:style-name="P5"><text:span text:style-name="T10"><text:tab/></text:span><text:span text:style-name="T10">} while(&lt;continuing condition&gt;);</text:span></text:p>
          <text:list text:continue-numbering="true" text:style-name="L2">
            <text:list-item>
              <text:p text:style-name="P5"><text:span text:style-name="T13">It works like so:</text:span></text:p>
            </text:list-item>
          </text:list>
          <text:list text:style-name="L8">
            <text:list-item>
              <text:list>
                <text:list-item>
                  <text:p text:style-name="P5"><text:span text:style-name="T13">Executes the statements inside the braces</text:span></text:p>
                </text:list-item>
                <text:list-item>
                  <text:p text:style-name="P5"><text:span text:style-name="T13">Evaluate the condition. If it's false, end the loop, 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5"><text:span text:style-name="T13">otherwise go back to step 1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54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55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do/while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4.657cm">
          <text:p text:style-name="P5"><text:span text:style-name="T4">More formally, The syntax is as follows:</text:span></text:p>
          <text:p text:style-name="P11"><text:span text:style-name="T10">cont_var = &lt;initial val&gt;;</text:span></text:p>
          <text:p text:style-name="P5"><text:span text:style-name="T10">do</text:span><text:span text:style-name="T10"><text:tab/></text:span><text:span text:style-name="T10">{</text:span></text:p>
          <text:p text:style-name="P5"><text:span text:style-name="T10"><text:tab/></text:span><text:span text:style-name="T10"><text:tab/></text:span><text:span text:style-name="T10">&lt;statement1&gt;;</text:span></text:p>
          <text:p text:style-name="P5"><text:span text:style-name="T10"><text:tab/></text:span><text:span text:style-name="T10"><text:tab/></text:span><text:span text:style-name="T10">&lt;statement 2&gt;;</text:span></text:p>
          <text:p text:style-name="P5"><text:span text:style-name="T10"><text:tab/></text:span><text:span text:style-name="T10"><text:tab/></text:span><text:span text:style-name="T10">&lt;statement 3&gt;; </text:span></text:p>
          <text:p text:style-name="P5"><text:span text:style-name="T10"><text:s text:c="3"/></text:span><text:span text:style-name="T10">} while (loop continuation test on cont_var);</text:span></text:p>
          <text:p text:style-name="P5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6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Comma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693cm" svg:y="4.445cm">
          <text:list text:style-name="L2">
            <text:list-item>
              <text:p text:style-name="P5"><text:span text:style-name="T4">The comma operator allows two statements to execute on the same line, like so: <text:s/></text:span><text:span text:style-name="T8">i = 0, j = 0;</text:span></text:p>
            </text:list-item>
            <text:list-item>
              <text:p text:style-name="P5"><text:span text:style-name="T4">In for-loops, though, it can be useful:</text:span></text:p>
            </text:list-item>
          </text:list>
          <text:p text:style-name="P11"><text:span text:style-name="T11"><text:tab/></text:span><text:span text:style-name="T11">for(i = 0, j = 0; i + j &lt; 20; i += 2, j++) {</text:span></text:p>
          <text:p text:style-name="P5"><text:span text:style-name="T11"><text:tab/></text:span><text:span text:style-name="T11"><text:tab/></text:span><text:span text:style-name="T11">&lt;statements&gt;;</text:span></text:p>
          <text:p text:style-name="P5"><text:span text:style-name="T11"><text:tab/></text:span><text:span text:style-name="T11">}</text:span></text:p>
          <text:list text:continue-numbering="true" text:style-name="L2">
            <text:list-item>
              <text:p text:style-name="P5"><text:span text:style-name="T4">Normally, you shouldn't do this, but in some cases it is appropriate</text:span></text:p>
            </text:list-item>
          </text:list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56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57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Interesting N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945cm" svg:x="1.693cm" svg:y="4.198cm">
          <text:list text:style-name="L2">
            <text:list-item>
              <text:p text:style-name="P5"><text:span text:style-name="T4">C++ allows the declaration of the counter variables directly within the specification of <text:s/>the repetition structure.</text:span></text:p>
            </text:list-item>
            <text:list-item>
              <text:p text:style-name="P5"><text:span text:style-name="T4">C (generally!) does not.</text:span></text:p>
            </text:list-item>
            <text:list-item>
              <text:p text:style-name="P5"><text:span text:style-name="T4">Example:</text:span></text:p>
            </text:list-item>
          </text:list>
          <text:p text:style-name="P5"><text:span text:style-name="T8"><text:tab/></text:span><text:span text:style-name="T8">for (int n=0; n&gt;=10;n++)</text:span></text:p>
          <text:list text:continue-numbering="true" text:style-name="L2">
            <text:list-item>
              <text:p text:style-name="P5"><text:span text:style-name="T4">Same for the </text:span><text:span text:style-name="T8">while</text:span><text:span text:style-name="T4"> and </text:span><text:span text:style-name="T8">do/while</text:span><text:span text:style-name="T4">.</text:span></text:p>
            </text:list-item>
            <text:list-item>
              <text:p text:style-name="P5"><text:span text:style-name="T4">In (traditional) C, the declaration must be a separate statem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8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Control Structures -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333cm" svg:x="1.905cm" svg:y="4.657cm">
          <text:list text:style-name="L2">
            <text:list-item>
              <text:p text:style-name="P5"><text:span text:style-name="T4">C only has seven control structures.</text:span></text:p>
            </text:list-item>
            <text:list-item>
              <text:p text:style-name="P5"><text:span text:style-name="T4">Structures are single-entry/single-exit, which facilitate programming.</text:span></text:p>
            </text:list-item>
            <text:list-item>
              <text:p text:style-name="P5"><text:span text:style-name="T4">Repetition structures can be nested within one another at an arbitrary level of nesting.</text:span></text:p>
            </text:list-item>
            <text:list-item>
              <text:p text:style-name="P5"><text:span text:style-name="T4">This nesting can cause combinatorial explosion.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13">Another nasty in computer programming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9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Random 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2.646cm" svg:height="13.792cm" svg:x="1.905cm" svg:y="4.198cm">
          <text:list text:style-name="L2">
            <text:list-item>
              <text:p text:style-name="P13"><text:span text:style-name="T4">To generate random numbers, use the function</text:span></text:p>
            </text:list-item>
          </text:list>
          <text:p text:style-name="P15"><text:span text:style-name="T8">int rand();</text:span></text:p>
          <text:p text:style-name="P13"><text:span text:style-name="T8"><text:tab/></text:span><text:span text:style-name="T4">found in </text:span><text:span text:style-name="T8">&lt;stdlib.h&gt;</text:span></text:p>
          <text:list text:continue-numbering="true" text:style-name="L2">
            <text:list-item>
              <text:p text:style-name="P13"><text:span text:style-name="T4">A call to </text:span><text:span text:style-name="T8">rand() </text:span><text:span text:style-name="T4">returns an integer between 0 and RAND_MAX (32,767 on my computer)</text:span></text:p>
            </text:list-item>
            <text:list-item>
              <text:p text:style-name="P13"><text:span text:style-name="T4">Usually, we're interested in smaller random numbers, </text:span></text:p>
            </text:list-item>
          </text:list>
          <text:list text:style-name="L3">
            <text:list-item>
              <text:list>
                <text:list-item>
                  <text:p text:style-name="P13"><text:span text:style-name="T4">so mod divide by the maximum number desired (explain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59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60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Random 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2.011cm" svg:height="13.375cm" svg:x="1.746cm" svg:y="4.192cm">
          <text:list text:style-name="L2">
            <text:list-item>
              <text:p text:style-name="P5"><text:span text:style-name="T13">Computers always operate deterministically, so these numbers aren't truly random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13">but they look random enough for most purposes</text:span></text:p>
                </text:list-item>
              </text:list>
            </text:list-item>
            <text:list-item>
              <text:p text:style-name="P5"><text:span text:style-name="T13">If you don't seed the random number generator, </text:span><text:span text:style-name="T10">rand() </text:span><text:span text:style-name="T13">will produce the same sequence of random numbers every time you run the program</text:span></text:p>
            </text:list-item>
            <text:list-item>
              <text:p text:style-name="P5"><text:span text:style-name="T13">To seed the random number generator, call </text:span><text:span text:style-name="T10">srand(time(NULL));</text:span><text:span text:style-name="T13"> once at the start of your program and use <text:s/>the preprocessor directive </text:span><text:span text:style-name="T10">(#include &lt;time.h&gt;) </text:span><text:span text:style-name="T13">so you can use the time function)</text:span></text:p>
            </text:list-item>
          </text:list>
          <text:p text:style-name="P5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60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Arial1" svg:font-family="Arial"/>
    <style:font-face style:name="Arial Black1" svg:font-family="'Arial Black'"/>
    <style:font-face style:name="Courier New1" svg:font-family="'Courier New'"/>
    <style:font-face style:name="Times New Roman1" svg:font-family="'Times New Roman'"/>
    <style:font-face style:name="Wingdings1" svg:font-family="Wingdings"/>
    <style:font-face style:name="+mn-ea" svg:font-family="+mn-ea" style:font-pitch="variable"/>
    <style:font-face style:name="Arial" svg:font-family="Arial" style:font-pitch="variable"/>
    <style:font-face style:name="Arial Black" svg:font-family="'Arial Black'" style:font-pitch="variable"/>
    <style:font-face style:name="Courier New" svg:font-family="'Courier New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bd922a" draw:end-color="#fbe4ae" draw:start-intensity="100%" draw:end-intensity="100%" draw:angle="1350" draw:border="0%"/>
    <draw:gradient draw:name="Gradient_20_3" draw:display-name="Gradient 3" draw:style="linear" draw:start-color="#fbe4ae" draw:end-color="#bd922a" draw:start-intensity="100%" draw:end-intensity="100%" draw:angle="13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fill-image-width="0cm" draw:fill-image-height="0cm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fo:color="#000000"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82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212cm" draw:fill="non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159cm" svg:stroke-color="#232323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59cm" svg:stroke-color="#fef9ca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fefbd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gradient" draw:fill-gradient-name="Gradient_20_2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gradient" draw:fill-gradient-name="Gradient_20_3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9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91cm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91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6.496cm" svg:height="12.672cm" svg:x="0.146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3" draw:layer="backgroundobjects" svg:width="10.312cm" svg:height="1.828cm" svg:x="15.028cm" svg:y="17.039cm">
        <draw:image xlink:href="Pictures/100002010000022900000062E2FF2536.png" xlink:type="simple" xlink:show="embed" xlink:actuate="onLoad">
          <text:p/>
        </draw:image>
      </draw:frame>
      <draw:frame draw:name="Picture 5" draw:style-name="Mgr4" draw:text-style-name="MP3" draw:layer="backgroundobjects" svg:width="10.736cm" svg:height="1.762cm" svg:x="0.269cm" svg:y="17.07cm">
        <draw:image xlink:href="Pictures/10000201000002C8000000753C0D3B55.png" xlink:type="simple" xlink:show="embed" xlink:actuate="onLoad">
          <text:p/>
        </draw:image>
      </draw:frame>
      <draw:custom-shape draw:name="CustomShape 2" draw:style-name="Mgr5" draw:text-style-name="MP3" draw:layer="backgroundobjects" svg:width="23.343cm" svg:height="18.995cm" svg:x="1.898cm" svg:y="0.047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3" draw:layer="backgroundobjects" svg:width="23.343cm" svg:height="18.99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3" draw:layer="backgroundobjects" svg:width="26.496cm" svg:height="12.672cm" svg:x="0.146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3" draw:layer="backgroundobjects" svg:width="22.435cm" svg:height="1.356cm" svg:x="2.32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7" draw:text-style-name="MP3" draw:layer="backgroundobjects" svg:width="9.1cm" svg:height="1.356cm" svg:x="0cm" svg:y="11.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8" draw:text-style-name="MP3" draw:layer="backgroundobjects" svg:width="25.46cm" svg:height="15.309cm" svg:x="0.04cm" svg:y="-0.0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9" draw:text-style-name="MP3" draw:layer="backgroundobjects" svg:width="12.918cm" svg:height="15.855cm" svg:x="12.528cm" svg:y="3.3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0" draw:text-style-name="MP3" draw:layer="backgroundobjects" svg:width="11.459cm" svg:height="15.3cm" svg:x="-0.037cm" svg:y="-0.063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4" draw:text-style-name="MP3" draw:layer="backgroundobjects" svg:width="15.503cm" svg:height="2.538cm" svg:x="4.921cm" svg:y="0.344cm">
        <draw:image xlink:href="Pictures/10000201000002C8000000753C0D3B55.png" xlink:type="simple" xlink:show="embed" xlink:actuate="onLoad">
          <text:p/>
        </draw:image>
      </draw:frame>
      <draw:frame draw:name="Picture 2074" draw:style-name="Mgr4" draw:text-style-name="MP3" draw:layer="backgroundobjects" svg:width="25.879cm" svg:height="4.566cm" svg:x="0cm" svg:y="14.614cm">
        <draw:image xlink:href="Pictures/10000201000002290000006222BCFBFD.png" xlink:type="simple" xlink:show="embed" xlink:actuate="onLoad">
          <text:p/>
        </draw:image>
      </draw:frame>
      <draw:custom-shape draw:name="CustomShape 10" draw:style-name="Mgr7" draw:text-style-name="MP3" draw:layer="backgroundobjects" svg:width="22.814cm" svg:height="3.314cm" svg:x="1.345cm" svg:y="4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2.814cm" svg:height="3.315cm" svg:x="1.345cm" svg:y="0.882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3" draw:text-style-name="MP3" draw:layer="backgroundobjects" svg:width="26.496cm" svg:height="12.672cm" svg:x="0.146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3" draw:layer="backgroundobjects" svg:width="10.312cm" svg:height="1.828cm" svg:x="15.028cm" svg:y="17.039cm">
        <draw:image xlink:href="Pictures/100002010000022900000062E2FF2536.png" xlink:type="simple" xlink:show="embed" xlink:actuate="onLoad">
          <text:p/>
        </draw:image>
      </draw:frame>
      <draw:frame draw:name="Picture 5" draw:style-name="Mgr4" draw:text-style-name="MP3" draw:layer="backgroundobjects" svg:width="10.736cm" svg:height="1.762cm" svg:x="0.269cm" svg:y="17.07cm">
        <draw:image xlink:href="Pictures/10000201000002C8000000753C0D3B55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909cm" svg:height="9.682cm" svg:x="3.07cm" svg:y="1.962cm" presentation:class="page"/>
        <draw:frame presentation:style-name="Blank_20_Slide-notes" draw:layer="backgroundobjects" svg:width="15.239cm" svg:height="11.619cm" svg:x="1.905cm" svg:y="12.265cm" presentation:class="notes" presentation:placeholder="true">
          <draw:text-box/>
        </draw:frame>
        <draw:frame presentation:style-name="Mpr3" draw:text-style-name="MP1" draw:layer="backgroundobjects" svg:width="8.266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9cm" svg:x="10.783cm" svg:y="24.53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CustomShape 1" draw:style-name="Mgr3" draw:text-style-name="MP3" draw:layer="backgroundobjects" svg:width="26.496cm" svg:height="12.672cm" svg:x="0.146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3" draw:layer="backgroundobjects" svg:width="10.312cm" svg:height="1.828cm" svg:x="15.028cm" svg:y="17.039cm">
        <draw:image xlink:href="Pictures/100002010000022900000062E2FF2536.png" xlink:type="simple" xlink:show="embed" xlink:actuate="onLoad">
          <text:p/>
        </draw:image>
      </draw:frame>
      <draw:frame draw:name="Picture 5" draw:style-name="Mgr4" draw:text-style-name="MP3" draw:layer="backgroundobjects" svg:width="10.736cm" svg:height="1.762cm" svg:x="0.269cm" svg:y="17.07cm">
        <draw:image xlink:href="Pictures/10000201000002C8000000753C0D3B55.png" xlink:type="simple" xlink:show="embed" xlink:actuate="onLoad">
          <text:p/>
        </draw:image>
      </draw:frame>
      <draw:frame draw:name="PlaceHolder 1" presentation:style-name="Title_20_Only-title" draw:layer="backgroundobjects" svg:width="22.814cm" svg:height="3.315cm" svg:x="1.345cm" svg:y="0.882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909cm" svg:height="9.682cm" svg:x="3.07cm" svg:y="1.962cm" presentation:class="page"/>
        <draw:frame presentation:style-name="Title_20_Only-notes" draw:layer="backgroundobjects" svg:width="15.239cm" svg:height="11.619cm" svg:x="1.905cm" svg:y="12.265cm" presentation:class="notes" presentation:placeholder="true">
          <draw:text-box/>
        </draw:frame>
        <draw:frame presentation:style-name="Mpr5" draw:text-style-name="MP1" draw:layer="backgroundobjects" svg:width="8.266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9cm" svg:x="10.783cm" svg:y="24.53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02T01:43:30.710408867</dc:date>
    <meta:generator>LibreOffice/4.2.8.2$Linux_X86_64 LibreOffice_project/420m0$Build-2</meta:generator>
    <meta:editing-duration>PT3H18M45S</meta:editing-duration>
    <meta:editing-cycles>4</meta:editing-cycles>
    <meta:document-statistic meta:object-count="292"/>
  </office:meta>
</office:document-meta>
</file>